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normal" officeooo:rsid="00094ec9" officeooo:paragraph-rsid="00094ec9" style:font-weight-asian="normal" style:font-weight-complex="normal"/>
    </style:style>
    <style:style style:name="P2" style:family="paragraph" style:parent-style-name="Standard">
      <style:text-properties fo:font-size="14pt" style:text-underline-style="solid" style:text-underline-width="auto" style:text-underline-color="font-color" fo:font-weight="normal" officeooo:rsid="000f03e2" officeooo:paragraph-rsid="000f03e2" style:font-weight-asian="normal" style:font-weight-complex="normal"/>
    </style:style>
    <style:style style:name="P3" style:family="paragraph" style:parent-style-name="Standard">
      <style:text-properties fo:font-size="18pt" style:text-underline-style="solid" style:text-underline-width="auto" style:text-underline-color="font-color" fo:font-weight="normal" officeooo:rsid="0008538d" officeooo:paragraph-rsid="0008538d" style:font-weight-asian="normal" style:font-weight-complex="normal"/>
    </style:style>
    <style:style style:name="P4" style:family="paragraph" style:parent-style-name="Standard">
      <style:text-properties fo:font-size="12pt" style:text-underline-style="none" fo:font-weight="normal" officeooo:rsid="0008538d" officeooo:paragraph-rsid="0008538d" style:font-weight-asian="normal" style:font-weight-complex="normal"/>
    </style:style>
    <style:style style:name="P5" style:family="paragraph" style:parent-style-name="Standard">
      <style:text-properties fo:font-size="12pt" style:text-underline-style="none" fo:font-weight="normal" officeooo:rsid="000aed1f" officeooo:paragraph-rsid="00094ec9" style:font-weight-asian="normal" style:font-weight-complex="normal"/>
    </style:style>
    <style:style style:name="P6" style:family="paragraph" style:parent-style-name="Standard">
      <style:text-properties fo:font-size="14pt" style:text-underline-style="solid" style:text-underline-width="auto" style:text-underline-color="font-color" fo:font-weight="normal" officeooo:rsid="0010fdc2" officeooo:paragraph-rsid="0010fdc2" style:font-weight-asian="normal" style:font-weight-complex="normal"/>
    </style:style>
    <style:style style:name="P7" style:family="paragraph" style:parent-style-name="Standard">
      <style:text-properties fo:font-size="14pt" style:text-underline-style="solid" style:text-underline-width="auto" style:text-underline-color="font-color" fo:font-weight="normal" officeooo:rsid="0016078a" officeooo:paragraph-rsid="0016078a" style:font-weight-asian="normal" style:font-weight-complex="normal"/>
    </style:style>
    <style:style style:name="P8" style:family="paragraph" style:parent-style-name="Standard">
      <style:text-properties fo:font-size="14pt" style:text-underline-style="solid" style:text-underline-width="auto" style:text-underline-color="font-color" fo:font-weight="normal" officeooo:rsid="00195222" officeooo:paragraph-rsid="00195222" style:font-weight-asian="normal" style:font-weight-complex="normal"/>
    </style:style>
    <style:style style:name="P9" style:family="paragraph" style:parent-style-name="Standard">
      <style:text-properties fo:font-size="14pt" style:text-underline-style="solid" style:text-underline-width="auto" style:text-underline-color="font-color" fo:font-weight="normal" officeooo:rsid="001b289e" officeooo:paragraph-rsid="001b289e" style:font-weight-asian="normal" style:font-weight-complex="normal"/>
    </style:style>
    <style:style style:name="T1" style:family="text">
      <style:text-properties fo:font-size="12pt" style:text-underline-style="none"/>
    </style:style>
    <style:style style:name="T2" style:family="text">
      <style:text-properties fo:font-size="12pt" style:text-underline-style="none" officeooo:rsid="000aed1f"/>
    </style:style>
    <style:style style:name="T3" style:family="text">
      <style:text-properties fo:font-size="12pt" style:text-underline-style="none" officeooo:rsid="000de63a"/>
    </style:style>
    <style:style style:name="T4" style:family="text">
      <style:text-properties fo:font-size="12pt" style:text-underline-style="none" officeooo:rsid="000e6fc2"/>
    </style:style>
    <style:style style:name="T5" style:family="text">
      <style:text-properties fo:font-size="12pt" style:text-underline-style="none" officeooo:rsid="000f49cf"/>
    </style:style>
    <style:style style:name="T6" style:family="text">
      <style:text-properties fo:font-size="12pt" style:text-underline-style="none" officeooo:rsid="0012fdbb"/>
    </style:style>
    <style:style style:name="T7" style:family="text">
      <style:text-properties fo:font-size="12pt" fo:font-style="italic" style:text-underline-style="none" officeooo:rsid="0012fdbb" style:font-style-asian="italic" style:font-style-complex="italic"/>
    </style:style>
    <style:style style:name="T8" style:family="text">
      <style:text-properties fo:font-size="12pt" fo:font-style="italic" style:text-underline-style="none" officeooo:rsid="0014046c" style:font-style-asian="italic" style:font-style-complex="italic"/>
    </style:style>
    <style:style style:name="T9" style:family="text">
      <style:text-properties fo:font-size="12pt" fo:font-style="normal" style:text-underline-style="none" style:font-style-asian="normal" style:font-style-complex="normal"/>
    </style:style>
    <style:style style:name="T10" style:family="text">
      <style:text-properties fo:font-size="12pt" fo:font-style="normal" style:text-underline-style="none" officeooo:rsid="0012fdbb" style:font-style-asian="normal" style:font-style-complex="normal"/>
    </style:style>
    <style:style style:name="T11" style:family="text">
      <style:text-properties fo:font-size="12pt" fo:font-style="normal" style:text-underline-style="none" officeooo:rsid="0014046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instorm</text:p>
      <text:p text:style-name="P4"/>
      <text:p text:style-name="P1">Conceptual classes:</text:p>
      <text:p text:style-name="P1"><text:span text:style-name="T1">User, client, meal, recipe, calender </text:span><text:span text:style-name="T3">(register), </text:span><text:span text:style-name="T4">client progress</text:span></text:p>
      <text:p text:style-name="P5"/>
      <text:p text:style-name="P5"/>
      <text:p text:style-name="P2"><text:span text:style-name="T2">T</text:span><text:span text:style-name="T1">he recipe is composed of ingredients which also applies to the Meal class. </text:span><text:span text:style-name="T5">The recipe contains the BLUEPRINT for a certain meal, it isn’t the meal itself. A recipe should be able to be used and the meal itself should be able to change minor ingredients and be tweaked for the consumer itself.</text:span></text:p>
      <text:p text:style-name="P6"><text:span text:style-name="T5">A </text:span><text:span text:style-name="T1">body type is consistent since it’s a body type, duh. Should it be a class? Body? If one body type is to be changed, that should apply to ALL bodies of that type. </text:span><text:span text:style-name="T6">The client </text:span><text:span text:style-name="T7">should </text:span><text:span text:style-name="T10">be able to view the calender to see which day is which and be able to eat the proper meal. The implementation of the Calender class is </text:span><text:span text:style-name="T11">for the nutritionist to set up a proper view for all clients. This structure could be beneficial since clients who has the same body type and is planned to eat in sort of the same way could alert the nutrionist about potential health issues of a client. Given that the nutritionist is trusting the client to eat what is told, and not cheat. If <text:s/>two clients are given the same mealplan and are living </text:span><text:span text:style-name="T8">kind of </text:span><text:span text:style-name="T11">the same life, their progress </text:span><text:span text:style-name="T8">could</text:span><text:span text:style-name="T11"> be synchronised in some manner and if not, something could be lurking in the shadows in the form of some digestive issues or just another health issue.</text:span></text:p>
      <text:p text:style-name="P6"><text:span text:style-name="T11"/></text:p>
      <text:p text:style-name="P8"><text:span text:style-name="T11">W</text:span><text:span text:style-name="T9">eekPlan can be the same for multiple clients, hence making one object tied to multiple calenders.</text:span></text:p>
      <text:p text:style-name="P7"><text:span text:style-name="T11"/></text:p>
      <text:p text:style-name="P7"><text:span text:style-name="T11"/></text:p>
      <text:p text:style-name="P7"><text:span text:style-name="T11"/></text:p>
      <text:p text:style-name="P7"><text:span text:style-name="T11">E</text:span><text:span text:style-name="T9">tt recept är ju en sorts blueprint till en maträtt. En maträtt behöver ju inte tvunget följa alla riktlinjer enligt receptet utan man kan ju byta ut en del saker enligt personliga preferenser. Ska ingredient klassen vara associerad med både Recipe och Meal då för att visa hur objekten känner varandra eller anses detta vara onödigt i domänmodellen och är mer något som är designrelaterat? <text:line-break/>Detta är väl en definitionsfråga till en viss del, alla modiferade recept är ju recept också, men undrar lite hur man ska endast visa modellen på ett simpelt sätt som ändå stämmer med designen senare.</text:span></text:p>
      <text:p text:style-name="P7"><text:span text:style-name="T9"/></text:p>
      <text:p text:style-name="P9"><text:span text:style-name="T9">Nutritionist ska kunna nå Clients Calender (tracka progress eller bara se planering), jag ser inte riktigt hur det ska gå till visuel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6T09:23:14.107499053</meta:creation-date>
    <meta:generator>LibreOffice/7.2.0.4$Linux_X86_64 LibreOffice_project/20$Build-4</meta:generator>
    <dc:date>2021-09-07T14:37:30.314919242</dc:date>
    <meta:editing-duration>PT10H6M23S</meta:editing-duration>
    <meta:editing-cycles>11</meta:editing-cycles>
    <meta:document-statistic meta:table-count="0" meta:image-count="0" meta:object-count="0" meta:page-count="1" meta:paragraph-count="8" meta:word-count="375" meta:character-count="2124" meta:non-whitespace-character-count="1755"/>
  </office:meta>
</office:document-meta>
</file>